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Fine_20_Dashed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8.145cm" fo:min-width="7.34cm" fo:padding-top="0.142cm" fo:padding-bottom="0.142cm" fo:padding-left="0.267cm" fo:padding-right="0.267cm"/>
    </style:style>
    <style:style style:name="gr2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cm" fo:min-width="4.15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cm" fo:min-width="1.58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cm" fo:min-width="1.3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cm" fo:min-width="1.86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cm" fo:min-width="1.09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cm" fo:min-width="5.64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8cm" fo:min-width="2.3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8cm" fo:min-width="1.58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cm" fo:min-width="4.65cm"/>
    </style:style>
    <style:style style:name="gr12" style:family="graphic" style:parent-style-name="standard">
      <style:graphic-properties draw:textarea-horizontal-align="justify" draw:textarea-vertical-align="middle" draw:auto-grow-height="false" fo:min-height="1.884cm" fo:min-width="0cm"/>
    </style:style>
    <style:style style:name="gr13" style:family="graphic" style:parent-style-name="standard">
      <style:graphic-properties draw:textarea-horizontal-align="justify" draw:textarea-vertical-align="middle" draw:auto-grow-height="false" fo:min-height="1.324cm" fo:min-width="0cm"/>
    </style:style>
    <style:style style:name="gr14" style:family="graphic" style:parent-style-name="standard">
      <style:graphic-properties draw:textarea-horizontal-align="justify" draw:textarea-vertical-align="middle" draw:auto-grow-height="false" fo:min-height="3.948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cm" fo:min-width="4.47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cm" fo:min-width="4.9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cm" fo:min-width="4.3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cm" fo:min-width="5.971cm"/>
    </style:style>
    <style:style style:name="gr1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color="#ff3333"/>
    </style:style>
    <style:style style:name="P5" style:family="paragraph">
      <loext:graphic-properties draw:fill="none" draw:fill-color="#ffffff"/>
      <style:text-properties fo:font-weight="bold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color="#ff3333"/>
    </style:style>
    <style:style style:name="P8" style:family="paragraph">
      <style:text-properties fo:font-size="10.3999996185303pt"/>
    </style:style>
    <style:style style:name="P9" style:family="paragraph">
      <loext:graphic-properties draw:fill="none" draw:fill-color="#ffffff"/>
      <style:text-properties fo:font-size="10.3999996185303pt" fo:font-weight="bold" style:font-size-asian="13pt" style:font-weight-asian="bold" style:font-size-complex="13pt" style:font-weight-complex="bold"/>
    </style:style>
    <style:style style:name="P10" style:family="paragraph">
      <loext:graphic-properties draw:fill-color="#ffffff"/>
    </style:style>
    <style:style style:name="T1" style:family="text">
      <style:text-properties fo:color="#ff3333"/>
    </style:style>
    <style:style style:name="T2" style:family="text">
      <style:text-properties fo:font-weight="bold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1" draw:layer="layout" svg:width="7.874cm" svg:height="8.429cm" svg:x="1.702cm" svg:y="0.5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.702cm" svg:y1="6.299cm" svg:x2="9.576cm" svg:y2="6.299cm">
            <text:p/>
          </draw:line>
          <draw:line draw:style-name="gr2" draw:text-style-name="P2" draw:layer="layout" svg:x1="1.702cm" svg:y1="3.359cm" svg:x2="9.576cm" svg:y2="3.359cm">
            <text:p/>
          </draw:line>
          <draw:frame draw:style-name="gr3" draw:text-style-name="P3" draw:layer="layout" svg:width="4.659cm" svg:height="0.962cm" svg:x="3.81cm" svg:y="9.143cm">
            <draw:text-box>
              <text:p>x86 32-bit pvm</text:p>
            </draw:text-box>
          </draw:frame>
          <draw:frame draw:style-name="gr4" draw:text-style-name="P4" draw:layer="layout" svg:width="2.085cm" svg:height="0.962cm" svg:x="9.56cm" svg:y="1.625cm">
            <draw:text-box>
              <text:p><text:span text:style-name="T1">ring 3</text:span></text:p>
            </draw:text-box>
          </draw:frame>
          <draw:frame draw:style-name="gr4" draw:text-style-name="P4" draw:layer="layout" svg:width="2.085cm" svg:height="0.962cm" svg:x="9.561cm" svg:y="4.265cm">
            <draw:text-box>
              <text:p><text:span text:style-name="T1">ring 1</text:span></text:p>
            </draw:text-box>
          </draw:frame>
          <draw:frame draw:style-name="gr4" draw:text-style-name="P4" draw:layer="layout" svg:width="2.085cm" svg:height="0.962cm" svg:x="9.561cm" svg:y="7.065cm">
            <draw:text-box>
              <text:p><text:span text:style-name="T1">ring 0</text:span></text:p>
            </draw:text-box>
          </draw:frame>
          <draw:frame draw:style-name="gr5" draw:text-style-name="P5" draw:layer="layout" svg:width="1.84cm" svg:height="0.962cm" svg:x="1.702cm" svg:y="0.511cm">
            <draw:text-box>
              <text:p><text:span text:style-name="T2">user</text:span></text:p>
            </draw:text-box>
          </draw:frame>
          <draw:frame draw:style-name="gr6" draw:text-style-name="P5" draw:layer="layout" svg:width="2.369cm" svg:height="0.962cm" svg:x="1.702cm" svg:y="3.311cm">
            <draw:text-box>
              <text:p><text:span text:style-name="T2">kernel</text:span></text:p>
            </draw:text-box>
          </draw:frame>
          <draw:frame draw:style-name="gr7" draw:text-style-name="P5" draw:layer="layout" svg:width="1.594cm" svg:height="0.962cm" svg:x="1.703cm" svg:y="6.271cm">
            <draw:text-box>
              <text:p><text:span text:style-name="T2">xen</text:span></text:p>
            </draw:text-box>
          </draw:frame>
        </draw:g>
        <draw:g>
          <draw:custom-shape draw:style-name="gr1" draw:text-style-name="P1" draw:layer="layout" svg:width="7.874cm" svg:height="8.429cm" svg:x="13.193cm" svg:y="0.5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3.193cm" svg:y1="6.292cm" svg:x2="21.067cm" svg:y2="6.292cm">
            <text:p/>
          </draw:line>
          <draw:line draw:style-name="gr2" draw:text-style-name="P2" draw:layer="layout" svg:x1="13.193cm" svg:y1="3.352cm" svg:x2="21.067cm" svg:y2="3.352cm">
            <text:p/>
          </draw:line>
          <draw:frame draw:style-name="gr3" draw:text-style-name="P3" draw:layer="layout" svg:width="4.659cm" svg:height="0.962cm" svg:x="15.301cm" svg:y="9.136cm">
            <draw:text-box>
              <text:p>x86 64-bit pvm</text:p>
            </draw:text-box>
          </draw:frame>
          <draw:frame draw:style-name="gr4" draw:text-style-name="P4" draw:layer="layout" svg:width="2.085cm" svg:height="0.962cm" svg:x="21.051cm" svg:y="1.618cm">
            <draw:text-box>
              <text:p><text:span text:style-name="T1">ring 3</text:span></text:p>
            </draw:text-box>
          </draw:frame>
          <draw:frame draw:style-name="gr4" draw:text-style-name="P4" draw:layer="layout" svg:width="2.085cm" svg:height="0.962cm" svg:x="21.052cm" svg:y="4.258cm">
            <draw:text-box>
              <text:p><text:span text:style-name="T1">ring 3</text:span></text:p>
            </draw:text-box>
          </draw:frame>
          <draw:frame draw:style-name="gr4" draw:text-style-name="P4" draw:layer="layout" svg:width="2.085cm" svg:height="0.962cm" svg:x="21.052cm" svg:y="7.058cm">
            <draw:text-box>
              <text:p><text:span text:style-name="T1">ring 0</text:span></text:p>
            </draw:text-box>
          </draw:frame>
          <draw:frame draw:style-name="gr5" draw:text-style-name="P5" draw:layer="layout" svg:width="1.84cm" svg:height="0.962cm" svg:x="13.193cm" svg:y="0.504cm">
            <draw:text-box>
              <text:p><text:span text:style-name="T2">user</text:span></text:p>
            </draw:text-box>
          </draw:frame>
          <draw:frame draw:style-name="gr6" draw:text-style-name="P5" draw:layer="layout" svg:width="2.369cm" svg:height="0.962cm" svg:x="13.193cm" svg:y="3.304cm">
            <draw:text-box>
              <text:p><text:span text:style-name="T2">kernel</text:span></text:p>
            </draw:text-box>
          </draw:frame>
          <draw:frame draw:style-name="gr7" draw:text-style-name="P5" draw:layer="layout" svg:width="1.594cm" svg:height="0.962cm" svg:x="13.194cm" svg:y="6.264cm">
            <draw:text-box>
              <text:p><text:span text:style-name="T2">xen</text:span></text:p>
            </draw:text-box>
          </draw:frame>
        </draw:g>
        <draw:g>
          <draw:custom-shape draw:style-name="gr1" draw:text-style-name="P1" draw:layer="layout" svg:width="7.874cm" svg:height="8.429cm" svg:x="23.993cm" svg:y="0.5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23.993cm" svg:y1="6.292cm" svg:x2="31.867cm" svg:y2="6.292cm">
            <text:p/>
          </draw:line>
          <draw:line draw:style-name="gr2" draw:text-style-name="P2" draw:layer="layout" svg:x1="23.993cm" svg:y1="3.352cm" svg:x2="31.867cm" svg:y2="3.352cm">
            <text:p/>
          </draw:line>
          <draw:frame draw:style-name="gr8" draw:text-style-name="P3" draw:layer="layout" svg:width="6.145cm" svg:height="0.962cm" svg:x="25.201cm" svg:y="9.136cm">
            <draw:text-box>
              <text:p>x86 vt-x hvm/pvhvm</text:p>
            </draw:text-box>
          </draw:frame>
          <draw:frame draw:style-name="gr9" draw:text-style-name="P7" draw:layer="layout" svg:width="2.86cm" svg:height="1.673cm" svg:x="31.851cm" svg:y="1.218cm">
            <draw:text-box>
              <text:p text:style-name="P6"><text:span text:style-name="T1">non-root</text:span></text:p>
              <text:p text:style-name="P6"><text:span text:style-name="T1">ring 3</text:span></text:p>
            </draw:text-box>
          </draw:frame>
          <draw:frame draw:style-name="gr9" draw:text-style-name="P7" draw:layer="layout" svg:width="2.86cm" svg:height="1.673cm" svg:x="31.852cm" svg:y="4.018cm">
            <draw:text-box>
              <text:p text:style-name="P6"><text:span text:style-name="T1">non-root</text:span></text:p>
              <text:p text:style-name="P6"><text:span text:style-name="T1">ring 0</text:span></text:p>
            </draw:text-box>
          </draw:frame>
          <draw:frame draw:style-name="gr10" draw:text-style-name="P7" draw:layer="layout" svg:width="2.085cm" svg:height="1.673cm" svg:x="31.852cm" svg:y="6.978cm">
            <draw:text-box>
              <text:p text:style-name="P6"><text:span text:style-name="T1">root</text:span></text:p>
              <text:p text:style-name="P6"><text:span text:style-name="T1">ring 0</text:span></text:p>
            </draw:text-box>
          </draw:frame>
          <draw:frame draw:style-name="gr5" draw:text-style-name="P5" draw:layer="layout" svg:width="1.84cm" svg:height="0.962cm" svg:x="23.993cm" svg:y="0.504cm">
            <draw:text-box>
              <text:p><text:span text:style-name="T2">user</text:span></text:p>
            </draw:text-box>
          </draw:frame>
          <draw:frame draw:style-name="gr6" draw:text-style-name="P5" draw:layer="layout" svg:width="2.369cm" svg:height="0.962cm" svg:x="23.993cm" svg:y="3.304cm">
            <draw:text-box>
              <text:p><text:span text:style-name="T2">kernel</text:span></text:p>
            </draw:text-box>
          </draw:frame>
          <draw:frame draw:style-name="gr7" draw:text-style-name="P5" draw:layer="layout" svg:width="1.594cm" svg:height="0.962cm" svg:x="23.994cm" svg:y="6.264cm">
            <draw:text-box>
              <text:p><text:span text:style-name="T2">xen</text:span></text:p>
            </draw:text-box>
          </draw:frame>
        </draw:g>
        <draw:frame draw:style-name="gr11" draw:text-style-name="P9" draw:layer="layout" svg:width="5.15cm" svg:height="0.763cm" svg:x="3.74cm" svg:y="4.47cm">
          <draw:text-box>
            <text:p text:style-name="P8"><text:span text:style-name="T3">Hypercall via </text:span><text:span text:style-name="T4">int 0x82</text:span></text:p>
          </draw:text-box>
        </draw:frame>
        <draw:custom-shape draw:style-name="gr12" draw:text-style-name="P6" draw:layer="layout" svg:width="0.508cm" svg:height="2.438cm" svg:x="5.334cm" svg:y="5.08cm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6" draw:layer="layout" svg:width="0.508cm" svg:height="1.798cm" svg:x="15.835cm" svg:y="5.234cm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6" draw:layer="layout" svg:width="0.508cm" svg:height="2.438cm" svg:x="5.335cm" svg:y="5.081cm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6" draw:layer="layout" svg:width="0.508cm" svg:height="2.438cm" svg:x="27.636cm" svg:y="5.081cm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6" draw:layer="layout" svg:width="0.508cm" svg:height="4.797cm" svg:x="18.736cm" svg:y="2.235cm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5" draw:text-style-name="P9" draw:layer="layout" svg:width="4.972cm" svg:height="0.763cm" svg:x="13.44cm" svg:y="4.471cm">
          <draw:text-box>
            <text:p text:style-name="P8"><text:span text:style-name="T3">Hypercall via </text:span><text:span text:style-name="T4">syscall</text:span></text:p>
          </draw:text-box>
        </draw:frame>
        <draw:frame draw:style-name="gr16" draw:text-style-name="P9" draw:layer="layout" svg:width="5.43cm" svg:height="0.763cm" svg:x="15.14cm" svg:y="1.592cm">
          <draw:text-box>
            <text:p text:style-name="P8"><text:span text:style-name="T3">System call via </text:span><text:span text:style-name="T4">syscall</text:span></text:p>
          </draw:text-box>
        </draw:frame>
        <draw:frame draw:style-name="gr17" draw:text-style-name="P9" draw:layer="layout" svg:width="4.87cm" svg:height="0.763cm" svg:x="25.34cm" svg:y="4.472cm">
          <draw:text-box>
            <text:p text:style-name="P8"><text:span text:style-name="T3">Hypercall via </text:span><text:span text:style-name="T4">vmcall</text:span></text:p>
          </draw:text-box>
        </draw:frame>
        <draw:frame draw:style-name="gr18" draw:text-style-name="P9" draw:layer="layout" svg:width="6.471cm" svg:height="1.787cm" svg:x="13.902cm" svg:y="7.032cm">
          <draw:text-box>
            <text:p text:style-name="P8"><text:span text:style-name="T3">Xen hypervisor will checks </text:span></text:p>
            <text:p text:style-name="P8"><text:span text:style-name="T3">in which mode the syscall </text:span></text:p>
            <text:p text:style-name="P8"><text:span text:style-name="T3">instruction is triggered</text:span></text:p>
          </draw:text-box>
        </draw:frame>
        <presentation:notes draw:style-name="dp2">
          <draw:page-thumbnail draw:style-name="gr19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38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5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19cm" fo:text-indent="0cm"/>
      <style:text-properties fo:font-size="13.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41cm" fo:text-indent="0cm"/>
      <style:text-properties fo:font-size="11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93cm" fo:text-indent="0cm"/>
      <style:text-properties fo:font-size="9.69999980926514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45cm" fo:text-indent="0cm"/>
      <style:text-properties fo:font-size="9.69999980926514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45cm" fo:text-indent="0cm"/>
      <style:text-properties fo:font-size="9.69999980926514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45cm" fo:text-indent="0cm"/>
      <style:text-properties fo:font-size="9.69999980926514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45cm" fo:text-indent="0cm"/>
      <style:text-properties fo:font-size="9.69999980926514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45cm" fo:text-indent="0cm"/>
      <style:text-properties fo:font-size="9.69999980926514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1.2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5.56cm" fo:page-height="10.1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2.57cm" svg:x="1cm" svg:y="4.987cm"/>
      <draw:page-thumbnail draw:layer="backgroundobjects" svg:width="8.999cm" svg:height="2.57cm" svg:x="1cm" svg:y="13.563cm"/>
      <draw:page-thumbnail draw:layer="backgroundobjects" svg:width="8.999cm" svg:height="2.57cm" svg:x="1cm" svg:y="22.139cm"/>
      <draw:page-thumbnail draw:layer="backgroundobjects" svg:width="8.999cm" svg:height="2.57cm" svg:x="11cm" svg:y="4.987cm"/>
      <draw:page-thumbnail draw:layer="backgroundobjects" svg:width="8.999cm" svg:height="2.57cm" svg:x="11cm" svg:y="13.563cm"/>
      <draw:page-thumbnail draw:layer="backgroundobjects" svg:width="8.999cm" svg:height="2.57cm" svg:x="11cm" svg:y="22.139cm"/>
    </style:handout-master>
    <style:master-page style:name="Default" style:page-layout-name="PM1" draw:style-name="Mdp1">
      <draw:frame presentation:style-name="Default-title" draw:layer="backgroundobjects" svg:width="32.003cm" svg:height="1.697cm" svg:x="1.778cm" svg:y="0.404cm" presentation:class="title" presentation:placeholder="true">
        <draw:text-box/>
      </draw:frame>
      <draw:frame presentation:style-name="Default-outline1" draw:layer="backgroundobjects" svg:width="32.003cm" svg:height="5.893cm" svg:x="1.778cm" svg:y="2.376cm" presentation:class="outline" presentation:placeholder="true">
        <draw:text-box/>
      </draw:frame>
      <draw:frame presentation:style-name="Mpr1" draw:text-style-name="MP2" draw:layer="backgroundobjects" svg:width="8.285cm" svg:height="0.701cm" svg:x="1.778cm" svg:y="9.25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271cm" svg:height="0.701cm" svg:x="12.16cm" svg:y="9.25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285cm" svg:height="0.701cm" svg:x="25.495cm" svg:y="9.25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8T09:55:27.256350371</meta:creation-date>
    <dc:date>2016-12-01T09:10:10.920251617</dc:date>
    <meta:editing-duration>PT3H13M6S</meta:editing-duration>
    <meta:editing-cycles>137</meta:editing-cycles>
    <meta:generator>LibreOffice/5.1.4.2$Linux_X86_64 LibreOffice_project/10m0$Build-2</meta:generator>
    <meta:document-statistic meta:object-count="66"/>
  </office:meta>
</office:document-meta>
</file>